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9.47pt" svg:y="133.09pt">
            <loext:p draw:notify-on-update-of-ranges="Sheet1.A1:Sheet1.A1 Sheet1.A2:Sheet1.A4 Sheet1.B1:Sheet1.B1 Sheet1.B2:Sheet1.B4 Sheet1.C1:Sheet1.C1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inary search</text:p>
          </table:table-cell>
        </table:table-row>
        <table:table-row table:style-name="ro1">
          <table:table-cell office:value-type="string" calcext:value-type="string">
            <text:p>Bench 1</text:p>
          </table:table-cell>
          <table:table-cell office:value-type="float" office:value="0.07204" calcext:value-type="float">
            <text:p>0.07204</text:p>
          </table:table-cell>
          <table:table-cell office:value-type="float" office:value="0.0230185" calcext:value-type="float">
            <text:p>0.0230185</text:p>
          </table:table-cell>
        </table:table-row>
        <table:table-row table:style-name="ro1">
          <table:table-cell office:value-type="string" calcext:value-type="string">
            <text:p>Bench 2</text:p>
          </table:table-cell>
          <table:table-cell office:value-type="float" office:value="0.22459" calcext:value-type="float">
            <text:p>0.22459</text:p>
          </table:table-cell>
          <table:table-cell office:value-type="float" office:value="0.0202921" calcext:value-type="float">
            <text:p>0.0202921</text:p>
          </table:table-cell>
        </table:table-row>
        <table:table-row table:style-name="ro1">
          <table:table-cell office:value-type="string" calcext:value-type="string">
            <text:p>Bench 3</text:p>
          </table:table-cell>
          <table:table-cell office:value-type="float" office:value="1.07385" calcext:value-type="float">
            <text:p>1.07385</text:p>
          </table:table-cell>
          <table:table-cell office:value-type="float" office:value="0.0276653" calcext:value-type="float">
            <text:p>0.0276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7:19:55.993737025</meta:creation-date>
    <dc:date>2018-06-24T18:06:06.511988905</dc:date>
    <meta:editing-duration>PT36M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Sheet1.A1:Sheet1.C4" chart:data-source-has-labels="both" svg:x="1.331cm" svg:y="0.18cm" svg:width="11.477cm" svg:height="7.659cm">
          <chartooo:coordinate-region svg:x="2.058cm" svg:y="0.38cm" svg:width="10.75cm" svg:height="6.812cm"/>
          <chart:axis chart:dimension="x" chart:name="primary-x" chart:style-name="ch4" chartooo:axis-type="auto">
            <chartooo:date-scale/>
            <chart:title svg:x="6.112cm" svg:y="8.019cm" chart:style-name="ch5">
              <text:p>Benchmarks</text:p>
            </chart:title>
            <chart:categories table:cell-range-address="Sheet1.A2:Sheet1.A4"/>
          </chart:axis>
          <chart:axis chart:dimension="y" chart:name="primary-y" chart:style-name="ch6">
            <chart:title svg:x="0.451cm" svg:y="5.16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earch</text:p>
                <draw:g>
                  <svg:desc>Sheet1.B1:Sheet1.B1</svg:desc>
                </draw:g>
              </table:table-cell>
              <table:table-cell office:value-type="string">
                <text:p>Binary sear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ch 1</text:p>
                <draw:g>
                  <svg:desc>Sheet1.A2:Sheet1.A4</svg:desc>
                </draw:g>
              </table:table-cell>
              <table:table-cell office:value-type="float" office:value="0.07204">
                <text:p>0.07204</text:p>
                <draw:g>
                  <svg:desc>Sheet1.B2:Sheet1.B4</svg:desc>
                </draw:g>
              </table:table-cell>
              <table:table-cell office:value-type="float" office:value="0.0230185">
                <text:p>0.0230185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Bench 2</text:p>
              </table:table-cell>
              <table:table-cell office:value-type="float" office:value="0.22459">
                <text:p>0.22459</text:p>
              </table:table-cell>
              <table:table-cell office:value-type="float" office:value="0.0202921">
                <text:p>0.0202921</text:p>
              </table:table-cell>
            </table:table-row>
            <table:table-row>
              <table:table-cell office:value-type="string">
                <text:p>Bench 3</text:p>
              </table:table-cell>
              <table:table-cell office:value-type="float" office:value="1.07385">
                <text:p>1.07385</text:p>
              </table:table-cell>
              <table:table-cell office:value-type="float" office:value="0.0276653">
                <text:p>0.0276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